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ec46c" officeooo:paragraph-rsid="00109aa0"/>
    </style:style>
    <style:style style:name="P2" style:family="paragraph" style:parent-style-name="Text_20_body">
      <style:text-properties officeooo:rsid="000ec46c"/>
    </style:style>
    <style:style style:name="P3" style:family="paragraph" style:parent-style-name="Text_20_body">
      <style:text-properties fo:font-size="16pt" officeooo:rsid="002b0745" officeooo:paragraph-rsid="002ccd79" style:font-size-asian="16pt" style:font-size-complex="16pt"/>
    </style:style>
    <style:style style:name="P4" style:family="paragraph" style:parent-style-name="Text_20_body">
      <style:text-properties fo:font-size="16pt" officeooo:rsid="000ec46c" officeooo:paragraph-rsid="002dad96" style:font-size-asian="16pt" style:font-size-complex="16pt"/>
    </style:style>
    <style:style style:name="P5" style:family="paragraph" style:parent-style-name="Text_20_body">
      <style:text-properties fo:font-size="16pt" officeooo:rsid="000ec46c" style:font-size-asian="16pt" style:font-size-complex="16pt"/>
    </style:style>
    <style:style style:name="P6" style:family="paragraph" style:parent-style-name="Text_20_body">
      <style:text-properties officeooo:rsid="000ec46c" officeooo:paragraph-rsid="002ccd79"/>
    </style:style>
    <style:style style:name="P7" style:family="paragraph" style:parent-style-name="Text_20_body">
      <style:text-properties fo:font-size="16pt" officeooo:rsid="000ec46c" officeooo:paragraph-rsid="002ccd79" style:font-size-asian="16pt" style:font-size-complex="16pt"/>
    </style:style>
    <style:style style:name="P8" style:family="paragraph" style:parent-style-name="Text_20_body">
      <style:text-properties fo:font-size="16pt" officeooo:rsid="000ec46c" officeooo:paragraph-rsid="00109aa0" style:font-size-asian="16pt" style:font-size-complex="16pt"/>
    </style:style>
    <style:style style:name="P9" style:family="paragraph" style:parent-style-name="Standard">
      <style:text-properties officeooo:rsid="000ec46c" officeooo:paragraph-rsid="000ec46c"/>
    </style:style>
    <style:style style:name="P10" style:family="paragraph" style:parent-style-name="Heading_20_2">
      <style:paragraph-properties fo:margin-top="0in" fo:margin-bottom="0.0972in" style:contextual-spacing="false" fo:line-height="115%" fo:break-before="page"/>
      <style:text-properties officeooo:rsid="0011092d" officeooo:paragraph-rsid="00182f84"/>
    </style:style>
    <style:style style:name="P11" style:family="paragraph" style:parent-style-name="Text_20_body">
      <style:text-properties fo:font-weight="bold" officeooo:rsid="0011092d" officeooo:paragraph-rsid="00182f84" style:font-weight-asian="bold" style:font-weight-complex="bold"/>
    </style:style>
    <style:style style:name="P12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officeooo:paragraph-rsid="00182f84" style:font-weight-asian="bold" style:font-weight-complex="bold"/>
    </style:style>
    <style:style style:name="P13" style:family="paragraph" style:parent-style-name="Heading_20_3">
      <style:paragraph-properties fo:margin-top="0in" fo:margin-bottom="0.0972in" style:contextual-spacing="false" fo:line-height="115%"/>
      <style:text-properties officeooo:rsid="0011092d" officeooo:paragraph-rsid="00182f84"/>
    </style:style>
    <style:style style:name="P14" style:family="paragraph" style:parent-style-name="Heading_20_1">
      <style:paragraph-properties fo:margin-top="0in" fo:margin-bottom="0.0972in" style:contextual-spacing="false" fo:line-height="115%"/>
      <style:text-properties officeooo:rsid="0011092d" officeooo:paragraph-rsid="00182f84"/>
    </style:style>
    <style:style style:name="P15" style:family="paragraph" style:parent-style-name="Text_20_body">
      <style:text-properties officeooo:paragraph-rsid="00182f84"/>
    </style:style>
    <style:style style:name="P16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officeooo:paragraph-rsid="001c561a" style:font-weight-asian="bold" style:font-weight-complex="bold"/>
    </style:style>
    <style:style style:name="P17" style:family="paragraph" style:parent-style-name="Heading_20_3">
      <style:paragraph-properties fo:margin-top="0in" fo:margin-bottom="0.0972in" style:contextual-spacing="false" fo:line-height="115%"/>
      <style:text-properties officeooo:rsid="001c561a" officeooo:paragraph-rsid="001c561a"/>
    </style:style>
    <style:style style:name="P18" style:family="paragraph" style:parent-style-name="Text_20_body">
      <style:text-properties officeooo:rsid="0011092d" officeooo:paragraph-rsid="0025ff5a"/>
    </style:style>
    <style:style style:name="P19" style:family="paragraph" style:parent-style-name="Text_20_body">
      <style:text-properties fo:font-weight="bold" officeooo:rsid="0011092d" officeooo:paragraph-rsid="0022f16c" style:font-weight-asian="bold" style:font-weight-complex="bold"/>
    </style:style>
    <style:style style:name="P20" style:family="paragraph" style:parent-style-name="Text_20_body">
      <style:text-properties fo:font-weight="bold" officeooo:rsid="0011092d" style:font-weight-asian="bold" style:font-weight-complex="bold"/>
    </style:style>
    <style:style style:name="P21" style:family="paragraph" style:parent-style-name="Text_20_body">
      <style:paragraph-properties fo:margin-top="0in" fo:margin-bottom="0.0972in" style:contextual-spacing="false" fo:line-height="115%"/>
      <style:text-properties fo:font-weight="bold" officeooo:rsid="0011092d" officeooo:paragraph-rsid="00182f84" style:font-weight-asian="bold" style:font-weight-complex="bold"/>
    </style:style>
    <style:style style:name="P22" style:family="paragraph" style:parent-style-name="Text_20_body">
      <style:paragraph-properties fo:margin-top="0in" fo:margin-bottom="0.0972in" style:contextual-spacing="false" fo:line-height="115%"/>
      <style:text-properties fo:font-weight="bold" officeooo:rsid="0025ff5a" officeooo:paragraph-rsid="0025ff5a" style:font-weight-asian="bold" style:font-weight-complex="bold"/>
    </style:style>
    <style:style style:name="P23" style:family="paragraph" style:parent-style-name="Text_20_body">
      <style:paragraph-properties fo:margin-top="0in" fo:margin-bottom="0.0972in" style:contextual-spacing="false" fo:line-height="115%"/>
      <style:text-properties fo:font-weight="normal" officeooo:rsid="0025f6da" officeooo:paragraph-rsid="0025ff5a" style:font-weight-asian="normal" style:font-weight-complex="normal"/>
    </style:style>
    <style:style style:name="P24" style:family="paragraph" style:parent-style-name="Text_20_body">
      <style:paragraph-properties fo:margin-top="0in" fo:margin-bottom="0.0972in" style:contextual-spacing="false" fo:line-height="115%"/>
      <style:text-properties fo:font-weight="normal" officeooo:rsid="0025f6da" officeooo:paragraph-rsid="0025f6da" style:font-weight-asian="normal" style:font-weight-complex="normal"/>
    </style:style>
    <style:style style:name="P25" style:family="paragraph" style:parent-style-name="Heading_20_3">
      <style:paragraph-properties fo:margin-top="0in" fo:margin-bottom="0.0972in" style:contextual-spacing="false" fo:line-height="115%" fo:break-before="page"/>
      <style:text-properties officeooo:rsid="001c561a" officeooo:paragraph-rsid="002415f5"/>
    </style:style>
    <style:style style:name="P26" style:family="paragraph" style:parent-style-name="Text_20_body">
      <style:paragraph-properties fo:margin-top="0in" fo:margin-bottom="0.0972in" style:contextual-spacing="false" fo:line-height="115%"/>
      <style:text-properties officeooo:rsid="001dc8be" officeooo:paragraph-rsid="002415f5"/>
    </style:style>
    <style:style style:name="P27" style:family="paragraph" style:parent-style-name="Text_20_body">
      <style:paragraph-properties fo:margin-top="0in" fo:margin-bottom="0.0972in" style:contextual-spacing="false" fo:line-height="115%"/>
      <style:text-properties fo:font-weight="bold" officeooo:rsid="001c561a" officeooo:paragraph-rsid="002415f5" style:font-weight-asian="bold" style:font-weight-complex="bold"/>
    </style:style>
    <style:style style:name="P28" style:family="paragraph" style:parent-style-name="Text_20_body">
      <style:paragraph-properties fo:margin-top="0in" fo:margin-bottom="0.0972in" style:contextual-spacing="false" fo:line-height="115%"/>
      <style:text-properties officeooo:rsid="001c561a" officeooo:paragraph-rsid="002415f5"/>
    </style:style>
    <style:style style:name="P29" style:family="paragraph" style:parent-style-name="Text_20_body">
      <style:paragraph-properties fo:margin-top="0in" fo:margin-bottom="0.0972in" style:contextual-spacing="false" fo:line-height="115%"/>
      <style:text-properties fo:font-style="italic" officeooo:rsid="001c561a" officeooo:paragraph-rsid="002415f5" style:font-style-asian="italic" style:font-style-complex="italic"/>
    </style:style>
    <style:style style:name="P30" style:family="paragraph" style:parent-style-name="Heading_20_3">
      <style:text-properties fo:font-weight="normal" officeooo:rsid="00113e67" officeooo:paragraph-rsid="00113e67" style:font-weight-asian="normal" style:font-weight-complex="normal"/>
    </style:style>
    <style:style style:name="P31" style:family="paragraph" style:parent-style-name="Text_20_body">
      <style:text-properties fo:font-weight="normal" officeooo:rsid="00113e67" style:font-weight-asian="normal" style:font-weight-complex="normal"/>
    </style:style>
    <style:style style:name="P32" style:family="paragraph" style:parent-style-name="Standard">
      <style:text-properties fo:font-weight="bold" officeooo:rsid="0011092d" officeooo:paragraph-rsid="00113e67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rsid="0011092d" officeooo:paragraph-rsid="00113e6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ccd79"/>
    </style:style>
    <style:style style:name="T3" style:family="text">
      <style:text-properties officeooo:rsid="002dad96"/>
    </style:style>
    <style:style style:name="T4" style:family="text">
      <style:text-properties officeooo:rsid="002f76f5"/>
    </style:style>
    <style:style style:name="T5" style:family="text">
      <style:text-properties officeooo:rsid="002fc062"/>
    </style:style>
    <style:style style:name="T6" style:family="text">
      <style:text-properties officeooo:rsid="0031aa12"/>
    </style:style>
    <style:style style:name="T7" style:family="text">
      <style:text-properties officeooo:rsid="0032edab"/>
    </style:style>
    <style:style style:name="T8" style:family="text">
      <style:text-properties officeooo:rsid="0035cc79"/>
    </style:style>
    <style:style style:name="T9" style:family="text">
      <style:text-properties officeooo:rsid="00371b0a"/>
    </style:style>
    <style:style style:name="T10" style:family="text">
      <style:text-properties officeooo:rsid="00346d9b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25ff5a" style:font-size-asian="16pt" style:font-size-complex="16pt"/>
    </style:style>
    <style:style style:name="T13" style:family="text">
      <style:text-properties fo:font-weight="normal" officeooo:rsid="00182f84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350e" style:font-weight-asian="normal" style:font-weight-complex="normal"/>
    </style:style>
    <style:style style:name="T16" style:family="text">
      <style:text-properties fo:font-weight="normal" officeooo:rsid="0025ff5a" style:font-weight-asian="normal" style:font-weight-complex="normal"/>
    </style:style>
    <style:style style:name="T17" style:family="text">
      <style:text-properties fo:font-weight="normal" officeooo:rsid="001a9179" style:font-weight-asian="normal" style:font-weight-complex="normal"/>
    </style:style>
    <style:style style:name="T18" style:family="text">
      <style:text-properties officeooo:rsid="001f350e"/>
    </style:style>
    <style:style style:name="T19" style:family="text">
      <style:text-properties fo:font-weight="bold" officeooo:rsid="0011092d" style:font-weight-asian="bold" style:font-weight-complex="bold"/>
    </style:style>
    <style:style style:name="T20" style:family="text">
      <style:text-properties fo:font-weight="normal" officeooo:rsid="001fd157" style:font-weight-asian="normal" style:font-weight-complex="normal"/>
    </style:style>
    <style:style style:name="T21" style:family="text">
      <style:text-properties fo:font-weight="bold" style:font-weight-asian="normal" style:font-weight-complex="normal"/>
    </style:style>
    <style:style style:name="T22" style:family="text">
      <style:text-properties fo:font-weight="bold" officeooo:rsid="001fd157"/>
    </style:style>
    <style:style style:name="T23" style:family="text">
      <style:text-properties officeooo:rsid="001fd157"/>
    </style:style>
    <style:style style:name="T24" style:family="text">
      <style:text-properties fo:font-style="italic" officeooo:rsid="001fd157"/>
    </style:style>
    <style:style style:name="T25" style:family="text">
      <style:text-properties officeooo:rsid="00288124"/>
    </style:style>
    <style:style style:name="T26" style:family="text">
      <style:text-properties fo:font-weight="normal" officeooo:rsid="0027f24e" style:font-weight-asian="normal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5ff5a" style:font-style-asian="italic" style:font-weight-asian="normal" style:font-style-complex="italic" style:font-weight-complex="normal"/>
    </style:style>
    <style:style style:name="T29" style:family="text">
      <style:text-properties officeooo:rsid="0025ff5a"/>
    </style:style>
    <style:style style:name="T30" style:family="text">
      <style:text-properties fo:font-style="normal" fo:font-weight="normal" officeooo:rsid="0025ff5a" style:font-style-asian="normal" style:font-weight-asian="normal" style:font-style-complex="normal" style:font-weight-complex="normal"/>
    </style:style>
    <style:style style:name="T3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Video Script</text:h>
      <text:p text:style-name="P2"/>
      <text:p text:style-name="P3">Hi, I'm Eivind — independent software and hardware developer.</text:p>
      <text:p text:style-name="P3">I love figuring out how to get the very most out of what you have to work with.</text:p>
      <text:p text:style-name="P3">Whether that's parallel algorithms running on a cluster or a massively multicore architecture, <text:span text:style-name="T1">or the hardware itself</text:span>: scheduling instructions, crunching big matrices of floating-point numbers <text:span text:style-name="T2">or</text:span> routing traffic around a 2D topology of coherent caches.</text:p>
      <text:p text:style-name="P3">And I like figuring out strategies to verify these systems — <text:span text:style-name="T2">building models for what they do, </text:span>and tracking down and fixing the issues that stop them from working as they should.</text:p>
      <text:p text:style-name="P4">I've worked across the full stack — <text:span text:style-name="T3">hardware </text:span>architecture, RTL design, verification, and software. C, C++, Python, SystemVerilog, UVM, GPU programming — shaders, compute, graphics pipelines — <text:span text:style-name="T3">python, </text:span>and optimized assembly code.</text:p>
      <text:p text:style-name="P4">That's what startup life does to you.</text:p>
      <text:p text:style-name="P4">--</text:p>
      <text:p text:style-name="P4"><text:span text:style-name="T4">I started my career in the mid 2000s </text:span>at a startup in Norway<text:span text:style-name="T4">, </text:span>where we, <text:span text:style-name="T4">a handful of people straight out of Uni,</text:span> built <text:span text:style-name="T5">a </text:span>GPU for <text:span text:style-name="T5">cell</text:span>phones from scratch. <text:span text:style-name="T5">W</text:span><text:span text:style-name="T4">hen the IPhone came out, </text:span><text:span text:style-name="T5">it </text:span><text:span text:style-name="T4">validated our idea big time. </text:span><text:span text:style-name="T5">And i</text:span>n 2007, ARM acquired us — <text:span text:style-name="T3">and </text:span>today <text:span text:style-name="T5">our </text:span>Mali <text:span text:style-name="T5">GPU </text:span>is in billions of <text:span text:style-name="T5">handheld </text:span>devices <text:span text:style-name="T5">around the world</text:span>.</text:p>
      <text:p text:style-name="P5">I then <text:span text:style-name="T6">moved to Berlin and </text:span>co-founded Swarm64, where we built FPGA-based hardware that accelerated computation <text:span text:style-name="T5">on big data -</text:span> massively parallel, deployed in the cloud. We partnered with Intel and Xilinx, and the company was acquired by ServiceNow <text:span text:style-name="T5">in 2021</text:span>.</text:p>
      <text:p text:style-name="P4"><text:soft-page-break/>After that I spent some years in the space industry <text:span text:style-name="T7">as</text:span><text:span text:style-name="T5"> Orbital Machines</text:span>, <text:span text:style-name="T7">developing propellant pumps for rocket engines, </text:span><text:span text:style-name="T8">developing</text:span> <text:span text:style-name="T7">complex optimized 3d shapes for pumping cryogenic fuels at high pressure</text:span>.</text:p>
      <text:p text:style-name="P4"><text:span text:style-name="T9">Interesting work, b</text:span>ut AI has put parallel compute <text:span text:style-name="T10">back squarely </text:span>at the center of everything, and that's where my deepest expertise is.</text:p>
      <text:p text:style-name="P5">--</text:p>
      <text:p text:style-name="P5"><text:span text:style-name="T2">So </text:span>if you're designing a system with massively out of order parallel compute and coherent multi-level memory hierarchies, let's talk.</text:p>
      <text:p text:style-name="P6"><text:span text:style-name="T11">If you're working on something in this space and need support — send me an email at </text:span><text:span text:style-name="T12">hello</text:span><text:a xlink:type="simple" xlink:href="mailto:eivind@liland.dev" text:style-name="Internet_20_link" text:visited-style-name="Visited_20_Internet_20_Link"><text:span text:style-name="T11">@liland.dev</text:span></text:a><text:span text:style-name="T11">, or if you're already on the site, hit the get in touch button.</text:span></text:p>
      <text:p text:style-name="P7">I'd love to hear what you're building.</text:p>
      <text:p text:style-name="P8"/>
      <text:p text:style-name="P9"/>
      <text:h text:style-name="P10" text:outline-level="2">Website</text:h>
      <text:p text:style-name="P11"><text:span text:style-name="Strong_20_Emphasis">Layout:</text:span> Single-page, scrolling. Sections: Hero → Video → Expertise Grid → Track Record → How I Work → Contact</text:p>
      <text:p text:style-name="P12"/>
      <text:h text:style-name="P13" text:outline-level="3">Hero</text:h>
      <text:h text:style-name="P14" text:outline-level="1">Eivind Liland</text:h>
      <text:h text:style-name="P13" text:outline-level="3">Independent Hardware &amp; Software Consultant</text:h>
      <text:p text:style-name="P11">Parallel Architecture &amp; AI Compute <text:line-break/><text:span text:style-name="T13">F</text:span><text:span text:style-name="T14">rom </text:span><text:span text:style-name="T13">massively parallel algorithms to out-of-order WARP cores</text:span><text:span text:style-name="T14">.</text:span><text:span text:style-name="T15"> </text:span><text:span text:style-name="T14">AI is where </text:span><text:span text:style-name="T13">everything</text:span><text:span text:style-name="T14"> converges, </text:span><text:span text:style-name="T16">but </text:span><text:span text:style-name="T17">I </text:span><text:span text:style-name="T15">solve architectural trade-offs across</text:span><text:span text:style-name="T17"> </text:span><text:span text:style-name="T15">any</text:span><text:span text:style-name="T17"> field.</text:span></text:p>
      <text:p text:style-name="P11">🟢 <text:span text:style-name="T18">Av</text:span>ailable for projects</text:p>
      <text:p text:style-name="P12"/>
      <text:h text:style-name="P13" text:outline-level="3">Video</text:h>
      <text:p text:style-name="P11">Embedded video with thumbnail still, full width or two-thirds width.</text:p>
      <text:p text:style-name="P12"/>
      <text:h text:style-name="P13" text:outline-level="3">What I Do</text:h>
      <text:p text:style-name="P11"><text:span text:style-name="Emphasis">2×2 grid</text:span></text:p>
      <text:p text:style-name="P11"><text:span text:style-name="Strong_20_Emphasis">Parallel Architectures</text:span></text:p>
      <text:p text:style-name="P11">Compute architecture for GPUs, accelerators, and AI processors. <text:span text:style-name="T14">The core problems in modern AI hardware — memory bandwidth walls, dataflow scheduling, keeping arithmetic units fed — are problems I've been working on since before they had an AI label.</text:span></text:p>
      <text:p text:style-name="P11"><text:span text:style-name="Strong_20_Emphasis">Software Development</text:span></text:p>
      <text:p text:style-name="P15"><text:span text:style-name="T19">Performance-critical software at every level. </text:span>From bare-metal assembly and GPU shaders to scientific computing in Python. Whether the problem is wringing cycles out of constrained hardware or designing algorithms for massive scale, I bridge the gap between silicon and code.</text:p>
      <text:p text:style-name="P11"><text:span text:style-name="Strong_20_Emphasis">RTL Design</text:span></text:p>
      <text:p text:style-name="P11">Digital design in SystemVerilog. <text:span text:style-name="T14">I write RTL with verification in mind from the start. </text:span><text:span text:style-name="T20">B</text:span><text:span text:style-name="T14">uilding constrained-random testbenches alongside each module, </text:span><text:span text:style-name="T20">I</text:span><text:span text:style-name="T14"> hand over validated, reliable component</text:span><text:span text:style-name="T20">s</text:span><text:span text:style-name="T14">, not a "black box" of bugs.</text:span></text:p>
      <text:p text:style-name="P11"><text:span text:style-name="Strong_20_Emphasis">Verification</text:span></text:p>
      <text:p text:style-name="P11"><text:soft-page-break/>UVM-based verification. <text:span text:style-name="T14">From module-level constrained-random to system-level integration. If you are building custom silicon or FPGA systems and need rigorous methodology or execution, I step in at any stage of the lifecycle.</text:span></text:p>
      <text:p text:style-name="P16"/>
      <text:h text:style-name="P17" text:outline-level="3">Where I’ve Been</text:h>
      <text:p text:style-name="P18"><text:span text:style-name="Strong_20_Emphasis"><text:span text:style-name="T21">ARM Mali GPU:</text:span></text:span><text:span text:style-name="Strong_20_Emphasis"><text:span text:style-name="T14"> Early employee at Falanx Microsystems, a GPU startup in Norway. Following the 2007 acquisition by ARM, our Mali GPU </text:span></text:span><text:span text:style-name="Strong_20_Emphasis"><text:span text:style-name="T16">series </text:span></text:span><text:span text:style-name="Strong_20_Emphasis"><text:span text:style-name="T14">went on to power billions of mobile devices.</text:span></text:span></text:p>
      <text:p text:style-name="P18"><text:span text:style-name="T22">Swarm64 (Co-founder):</text:span><text:span text:style-name="T23"> Built FPGA-based hardware to accelerate database computation. We delivered massively parallel performance in the cloud via partnerships with Intel and Xilinx. </text:span><text:span text:style-name="T24">(Acquired by ServiceNow).</text:span></text:p>
      <text:p text:style-name="P18"><text:span text:style-name="T22">Orbital Machines (Founder):</text:span><text:span text:style-name="T23"> </text:span><text:span text:style-name="T25">New</text:span><text:span text:style-name="Strong_20_Emphasis"><text:span text:style-name="T26">S</text:span></text:span><text:span text:style-name="Strong_20_Emphasis"><text:span text:style-name="T14">pace startup that </text:span></text:span><text:span text:style-name="Strong_20_Emphasis"><text:span text:style-name="T20">worked on</text:span></text:span><text:span text:style-name="Strong_20_Emphasis"><text:span text:style-name="T14"> a number of space vehicles. </text:span></text:span><text:span text:style-name="Strong_20_Emphasis"><text:span text:style-name="T20">Wrote Python code </text:span></text:span><text:span text:style-name="Strong_20_Emphasis"><text:span text:style-name="T14">for designing and optimizing 3D propellant pump geometries for rocket engines. </text:span></text:span><text:span text:style-name="Strong_20_Emphasis"><text:span text:style-name="T20">(Defunct)</text:span></text:span></text:p>
      <text:p text:style-name="P12"/>
      <text:h text:style-name="P13" text:outline-level="3">How I Work</text:h>
      <text:p text:style-name="P11">Location: <text:span text:style-name="T27">On-site in Berlin</text:span><text:span text:style-name="T14">,</text:span><text:span text:style-name="T27"> </text:span><text:span text:style-name="T28">a</text:span><text:span text:style-name="T27">vailable for remote work worldwide.</text:span></text:p>
      <text:p text:style-name="P19"><text:span text:style-name="T29">Philosophy: </text:span><text:span text:style-name="T27">No black boxes. </text:span><text:span text:style-name="T30">D</text:span><text:span text:style-name="T14">ocumented, validated designs with transparency into trade-offs made. I don’t leave behind technical debt for your permanent staff to solve later.</text:span></text:p>
      <text:p text:style-name="P20">Let’s talk:<text:span text:style-name="T14"> If you’re pushing a performance limit or navigating complex architectural trade-offs, I’d love to hear what you’re building.</text:span></text:p>
      <text:p text:style-name="P20"><text:a xlink:type="simple" xlink:href="mailto:hello@liland.dev" office:target-frame-name="_blank" xlink:show="new" text:style-name="Internet_20_link" text:visited-style-name="Visited_20_Internet_20_Link">hello@liland.dev</text:a> | [Start a conversation]</text:p>
      <text:p text:style-name="P11"><text:span text:style-name="Emphasis"/></text:p>
      <text:p text:style-name="P21"/>
      <text:p text:style-name="P21"/>
      <text:p text:style-name="P22">Design prototype:</text:p>
      <text:p text:style-name="P23"><text:a xlink:type="simple" xlink:href="https://v0.app/chat/code-snippet-analysis-vLBVAn002wi?ref=73IYD8" text:style-name="Internet_20_link" text:visited-style-name="Visited_20_Internet_20_Link">https://v0.app/chat/code-snippet-analysis-vLBVAn002wi?ref=73IYD8</text:a></text:p>
      <text:p text:style-name="P24"><text:a xlink:type="simple" xlink:href="https://v0.app/chat/code-snippet-analysis-vLBVAn002wi" text:style-name="Internet_20_link" text:visited-style-name="Visited_20_Internet_20_Link">https://v0.app/chat/code-snippet-analysis-vLBVAn002wi</text:a></text:p>
      <text:p text:style-name="P24"/>
      <text:h text:style-name="P25" text:outline-level="3">Things I’ve Built</text:h>
      <text:p text:style-name="P26">Grid with 2 width:</text:p>
      <text:p text:style-name="P27">GPU Architecture</text:p>
      <text:p text:style-name="P28">Designed out-of-order WARP scheduling logic for a mobile GPU core</text:p>
      <text:p text:style-name="P28">Built custom memory hierarchy for bandwidth-constrained AI accelerator</text:p>
      <text:p text:style-name="P28">Prototyped novel register file design reducing area by 30%</text:p>
      <text:p text:style-name="P28"/>
      <text:p text:style-name="P27">RTL &amp; Silicon</text:p>
      <text:p text:style-name="P28">Full RTL implementation of a RISC-V vector extension subset</text:p>
      <text:p text:style-name="P28">UVM testbench infrastructure for multi-million gate SoC</text:p>
      <text:p text:style-name="P28">FPGA prototype of custom matrix multiply unit</text:p>
      <text:p text:style-name="P28"/>
      <text:p text:style-name="P27">Software &amp; Algorithms</text:p>
      <text:p text:style-name="P28">GPU-accelerated computational fluid dynamics solver</text:p>
      <text:p text:style-name="P28">Custom shader compiler backend for proprietary GPU ISA</text:p>
      <text:p text:style-name="P28">Real-time signal processing pipeline on embedded DSP</text:p>
      <text:p text:style-name="P28"/>
      <text:p text:style-name="P27">Systems &amp; Integration</text:p>
      <text:p text:style-name="P28">End-to-end verification environment for PCIe Gen4 controller</text:p>
      <text:p text:style-name="P28">Driver stack for custom AI inference accelerator</text:p>
      <text:p text:style-name="P28">Performance modeling framework for early-stage architecture exploration</text:p>
      <text:p text:style-name="P28"/>
      <text:p text:style-name="P29">These are placeholders — replace with your actual projects and accomplishments.</text:p>
      <text:h text:style-name="P30" text:outline-level="3">A quick note on the "Things I've Built" section:</text:h>
      <text:p text:style-name="P31">Since those are placeholders, make sure when you swap them in, you maintain that same Problem → Solution or Action → Result format.</text:p>
      <text:p text:style-name="P31">For example, instead of just saying "Worked on a RISC-V core," say <text:span text:style-name="T31">"Implemented RISC-V vector extensions, achieving X% throughput increase on [specific workload]."</text:span> That specificity is what will turn a "maybe" into a "must hire" for a VP of Engineering.</text:p>
      <text:p text:style-name="P32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4:13:35.597284181</meta:creation-date>
    <meta:generator>LibreOffice/25.8.6.2$Linux_X86_64 LibreOffice_project/580$Build-2</meta:generator>
    <dc:date>2026-04-25T11:11:01.261895233</dc:date>
    <meta:editing-duration>PT1H56M54S</meta:editing-duration>
    <meta:editing-cycles>27</meta:editing-cycles>
    <meta:document-statistic meta:table-count="0" meta:image-count="0" meta:object-count="0" meta:page-count="6" meta:paragraph-count="69" meta:word-count="911" meta:character-count="6066" meta:non-whitespace-character-count="5213"/>
  </office:meta>
</office:document-meta>
</file>